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3728" calcext:value-type="float">
            <text:p>100.6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9536" calcext:value-type="float">
            <text:p>99.9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3944" calcext:value-type="float">
            <text:p>99.3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712" calcext:value-type="float">
            <text:p>98.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736" calcext:value-type="float">
            <text:p>96.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0744" calcext:value-type="float">
            <text:p>96.6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5216" calcext:value-type="float">
            <text:p>95.8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201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3128" calcext:value-type="float">
            <text:p>95.8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128" calcext:value-type="float">
            <text:p>94.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38" calcext:value-type="float">
            <text:p>95.1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596" calcext:value-type="float">
            <text:p>93.4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916" calcext:value-type="float">
            <text:p>92.3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28" calcext:value-type="float">
            <text:p>90.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201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216" calcext:value-type="float">
            <text:p>89.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2416" calcext:value-type="float">
            <text:p>92.4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200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2824" calcext:value-type="float">
            <text:p>90.4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4344" calcext:value-type="float">
            <text:p>91.1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2152" calcext:value-type="float">
            <text:p>91.1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4576" calcext:value-type="float">
            <text:p>86.9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200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8336" calcext:value-type="float">
            <text:p>86.5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200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7824" calcext:value-type="float">
            <text:p>84.6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6128" calcext:value-type="float">
            <text:p>85.6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200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9352" calcext:value-type="float">
            <text:p>83.9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200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6368" calcext:value-type="float">
            <text:p>83.7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199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972" calcext:value-type="float">
            <text:p>81.5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199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008" calcext:value-type="float">
            <text:p>80.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8392" calcext:value-type="float">
            <text:p>76.2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199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198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3976" calcext:value-type="float">
            <text:p>74.4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198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4856" calcext:value-type="float">
            <text:p>73.9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6088" calcext:value-type="float">
            <text:p>73.8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5872" calcext:value-type="float">
            <text:p>71.3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198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6896" calcext:value-type="float">
            <text:p>71.1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2416" calcext:value-type="float">
            <text:p>69.6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198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1" calcext:value-type="float">
            <text:p>68.9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197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197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3864" calcext:value-type="float">
            <text:p>68.2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197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4416" calcext:value-type="float">
            <text:p>66.5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197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9456" calcext:value-type="float">
            <text:p>64.9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197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2904" calcext:value-type="float">
            <text:p>64.3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197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197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7488" calcext:value-type="float">
            <text:p>62.1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197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197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196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6784" calcext:value-type="float">
            <text:p>57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196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3856" calcext:value-type="float">
            <text:p>54.4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9809</text:p>
          </table:table-cell>
          <table:table-cell office:value-type="string" calcext:value-type="string">
            <text:p>196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9712" calcext:value-type="float">
            <text:p>52.5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